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cripts/javascript/" manifest:media-type="application/binary"/>
  <manifest:file-entry manifest:full-path="Scripts/" manifest:media-type="application/binary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39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4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16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28in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4"/>
        <table:table-column table:style-name="co4" table:default-cell-style-name="ce14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163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" calcext:value-type="float">
            <text:p>3.03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 table:style-name="ce174" office:value-type="string" calcext:value-type="string">
            <text:p>In Bethanien, jenseits des Jorda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061" calcext:value-type="float">
            <text:p>1.06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063" calcext:value-type="float">
            <text:p>1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062" calcext:value-type="float">
            <text:p>1.06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9" calcext:value-type="float">
            <text:p>1.0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55" office:value-type="float" office:value="3.21" calcext:value-type="float">
            <text:p>3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5]" office:value-type="float" office:value="4.08" calcext:value-type="float">
            <text:p>4.08</text:p>
          </table:table-cell>
          <table:table-cell table:style-name="ce124" table:formula="of:=[.E65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2]" office:value-type="float" office:value="4.17" calcext:value-type="float">
            <text:p>4.17</text:p>
          </table:table-cell>
          <table:table-cell table:style-name="ce124" table:formula="of:=[.E82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4" calcext:value-type="float">
            <text:p>4.04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Die Heilung eines Aussät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5" calcext:value-type="float">
            <text:p>8.0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5" calcext:value-type="float">
            <text:p>5.1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7" calcext:value-type="float">
            <text:p>1.2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8" calcext:value-type="float">
            <text:p>1.2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9" calcext:value-type="float">
            <text:p>1.2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n Israel nicht solchen Glauben gefunden, Söhne des Reiches her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01" calcext:value-type="float">
            <text:p>5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3" calcext:value-type="float">
            <text:p>12.38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25" calcext:value-type="float">
            <text:p>8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25" calcext:value-type="float">
            <text:p>8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24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8" calcext:value-type="float">
            <text:p>9.56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9" calcext:value-type="float">
            <text:p>9.56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will dir nach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8" calcext:value-type="float">
            <text:p>9.5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6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h hin, verkündige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7" calcext:value-type="float">
            <text:p>9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 office:value-type="float" office:value="8.22" calcext:value-type="float">
            <text:p>8.2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6" calcext:value-type="float">
            <text:p>9.3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1" calcext:value-type="float">
            <text:p>8.2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6" calcext:value-type="float">
            <text:p>9.3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7" calcext:value-type="float">
            <text:p>9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2"/>
          <table:table-cell table:style-name="ce142"/>
          <table:table-cell table:style-name="ce125" office:value-type="float" office:value="8.27" calcext:value-type="float">
            <text:p>8.27</text:p>
          </table:table-cell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 office:value-type="float" office:value="4.41" calcext:value-type="float">
            <text:p>4.41</text:p>
          </table:table-cell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2"/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2"/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 table:style-name="ce17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1" calcext:value-type="float">
            <text:p>5.2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5" calcext:value-type="float">
            <text:p>8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15" calcext:value-type="float">
            <text:p>5.2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Jesus zurürckkehrte, nahm in das Volk auf, denn alle erwarteten ih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Wiedererum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25" calcext:value-type="float">
            <text:p>2.125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81" calcext:value-type="float">
            <text:p>5.0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5.331" calcext:value-type="float">
            <text:p>5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5" calcext:value-type="float">
            <text:p>5.2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6" calcext:value-type="float">
            <text:p>5.2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 mit Blutfluss (seit 12 Jahren), die nicht geheilt werden kon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7" calcext:value-type="float">
            <text:p>5.2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6" office:value-type="float" office:value="9.2" calcext:value-type="float">
            <text:p>9.20</text:p>
          </table:table-cell>
          <table:table-cell table:style-name="ce139"/>
          <table:table-cell table:style-name="ce145"/>
          <table:table-cell table:style-name="ce126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6" office:value-type="float" office:value="5.25" calcext:value-type="float">
            <text:p>5.25</text:p>
          </table:table-cell>
          <table:table-cell table:style-name="ce139"/>
          <table:table-cell table:style-name="ce126" office:value-type="float" office:value="5.34" calcext:value-type="float">
            <text:p>5.34</text:p>
          </table:table-cell>
          <table:table-cell table:style-name="ce121"/>
          <table:table-cell table:style-name="ce122"/>
          <table:table-cell table:style-name="ce126" office:value-type="float" office:value="8.43" calcext:value-type="float">
            <text:p>8.43</text:p>
          </table:table-cell>
          <table:table-cell table:style-name="ce164"/>
          <table:table-cell table:style-name="ce126" office:value-type="float" office:value="8.48" calcext:value-type="float">
            <text:p>8.48</text:p>
          </table:table-cell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r blutflüssigen Frau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4" calcext:value-type="float">
            <text:p>9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2" calcext:value-type="float">
            <text:p>8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1.11" calcext:value-type="float">
            <text:p>11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5" calcext:value-type="float">
            <text:p>5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 office:value-type="float" office:value="9.31" calcext:value-type="float">
            <text:p>9.31</text:p>
          </table:table-cell>
          <table:table-cell table:style-name="ce121"/>
          <table:table-cell table:style-name="ce122"/>
          <table:table-cell table:style-name="ce151" office:value-type="float" office:value="8.22" calcext:value-type="float">
            <text:p>8.220</text:p>
          </table:table-cell>
          <table:table-cell table:style-name="ce132"/>
          <table:table-cell table:style-name="ce126" office:value-type="float" office:value="8.26" calcext:value-type="float">
            <text:p>8.2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Heilung von zwei Blinden (Mk: einem Blinden in Bethsaida). Vgl Mt 12:22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70]" office:value-type="float" office:value="9.34" calcext:value-type="float">
            <text:p>9.34</text:p>
          </table:table-cell>
          <table:table-cell table:style-name="ce124" table:formula="of:=[.E170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1" calcext:value-type="float">
            <text:p>8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80]" office:value-type="float" office:value="10.07" calcext:value-type="float">
            <text:p>10.07</text:p>
          </table:table-cell>
          <table:table-cell table:style-name="ce124" table:formula="of:=[.E180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8" calcext:value-type="float">
            <text:p>9.3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8" calcext:value-type="float">
            <text:p>9.3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87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0"/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1" calcext:value-type="float">
            <text:p>10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eine Fre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91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92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93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Via Samaria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string" calcext:value-type="string">
            <text:p>6.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7" office:value-type="float" office:value="22.51" calcext:value-type="float">
            <text:p>22.51</text:p>
          </table:table-cell>
          <table:table-cell table:style-name="ce164"/>
          <table:table-cell table:style-name="ce12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des Ohres des Hohenpriest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8" office:value-type="float" office:value="10.21" calcext:value-type="float">
            <text:p>10.21</text:p>
          </table:table-cell>
          <table:table-cell table:style-name="ce165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, der heiland für die Unmündigen und Bedrück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" calcext:value-type="float">
            <text:p>3.02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2" calcext:value-type="float">
            <text:p>12.1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1" calcext:value-type="float">
            <text:p>3.0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3" calcext:value-type="float">
            <text:p>12.1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2" calcext:value-type="float">
            <text:p>3.0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4" calcext:value-type="float">
            <text:p>12.1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6" calcext:value-type="float">
            <text:p>12.1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5" calcext:value-type="float">
            <text:p>6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5" calcext:value-type="float">
            <text:p>6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5" calcext:value-type="float">
            <text:p>12.18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8" calcext:value-type="float">
            <text:p>6.17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us wird den Nationen Gericht ankünd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301" calcext:value-type="float">
            <text:p>12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 s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04]" office:value-type="float" office:value="12.5" calcext:value-type="float">
            <text:p>12.50</text:p>
          </table:table-cell>
          <table:table-cell table:style-name="ce136" office:value-type="float" office:value="12.5" calcext:value-type="float">
            <text:p>12.50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n Willen des Vaters tut, vgl Mt 21:31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06]" office:value-type="float" office:value="13.01" calcext:value-type="float">
            <text:p>13.01</text:p>
          </table:table-cell>
          <table:table-cell table:style-name="ce136" office:value-type="float" office:value="13.01" calcext:value-type="float">
            <text:p>13.010</text:p>
          </table:table-cell>
          <table:table-cell table:style-name="ce142"/>
          <table:table-cell table:style-name="ce125" office:value-type="float" office:value="13.02" calcext:value-type="float">
            <text:p>13.0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2"/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09]" office:value-type="float" office:value="13.03" calcext:value-type="float">
            <text:p>13.03</text:p>
          </table:table-cell>
          <table:table-cell table:style-name="ce136" office:value-type="float" office:value="13.03" calcext:value-type="float">
            <text:p>13.030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7" calcext:value-type="float">
            <text:p>8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11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5" calcext:value-type="float">
            <text:p>13.3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13.175" calcext:value-type="float">
            <text:p>1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25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4" calcext:value-type="float">
            <text:p>4.3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29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31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32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33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6" calcext:value-type="float">
            <text:p>4.3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5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Verwunderung über die Worte der Gnade aus dem Mund Jesu: ist dieser nicht der Sohn Josephs // joh: aus seiner Fülle genommen Gnade um Gna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42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1" calcext:value-type="float">
            <text:p>6.3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5" calcext:value-type="float">
            <text:p>14.135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5" calcext:value-type="float">
            <text:p>14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6" calcext:value-type="float">
            <text:p>14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3" calcext:value-type="float">
            <text:p>6.33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3]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" calcext:value-type="float">
            <text:p>6.3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99" calcext:value-type="float">
            <text:p>14.19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3" calcext:value-type="float">
            <text:p>9.1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15" calcext:value-type="float">
            <text:p>14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4" calcext:value-type="float">
            <text:p>9.1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Fahren hinüber, 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53" calcext:value-type="float">
            <text:p>6.5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4" calcext:value-type="float">
            <text:p>9.1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 office:value-type="float" office:value="14.36" calcext:value-type="float">
            <text:p>14.36</text:p>
          </table:table-cell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1" calcext:value-type="float">
            <text:p>6.4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In Gene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59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2" calcext:value-type="float">
            <text:p>6.4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01" calcext:value-type="float">
            <text:p>15.01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un)gewaschene Hä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7" calcext:value-type="float">
            <text:p>7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ergeblich verehren sie mich, indem sie als Lehren Menschengebote l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141" calcext:value-type="float">
            <text:p>7.1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Syrus und Sidon</text:p>
          </table:table-cell>
          <table:table-cell table:style-name="ce174" table:number-columns-repeated="2"/>
          <table:table-cell table:number-columns-repeated="2"/>
        </table:table-row>
        <table:table-row table:style-name="ro5">
          <table:table-cell table:style-name="ce121"/>
          <table:table-cell table:style-name="ce122"/>
          <table:table-cell table:style-name="ce125" table:formula="of:=[.D367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2"/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18" calcext:value-type="float">
            <text:p>9.1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8" calcext:value-type="float">
            <text:p>9.1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52"/>
          <table:table-cell table:style-name="ce154" office:value-type="float" office:value="7.37" calcext:value-type="float">
            <text:p>7.37</text:p>
          </table:table-cell>
          <table:table-cell table:style-name="ce121"/>
          <table:table-cell table:style-name="ce122"/>
          <table:table-cell table:style-name="ce123" office:value-type="float" office:value="9.119" calcext:value-type="float">
            <text:p>9.1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19" calcext:value-type="float">
            <text:p>9.1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auf den Ber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Die Speisung der Viertause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25" calcext:value-type="float">
            <text:p>15.3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table:formula="of:=[.J373]" office:value-type="float" office:value="8.04" calcext:value-type="float">
            <text:p>8.04</text:p>
          </table:table-cell>
          <table:table-cell table:style-name="ce132" office:value-type="float" office:value="8.04" calcext:value-type="float">
            <text:p>8.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table:formula="of:=[.D374]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041" calcext:value-type="float">
            <text:p>8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041" calcext:value-type="float">
            <text:p>8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60"/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/>
          <table:table-cell office:value-type="string" calcext:value-type="string">
            <text:p>Und was sagt ihr? Petrus: Der Christus Gottes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35" calcext:value-type="float">
            <text:p>1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75" calcext:value-type="float">
            <text:p>8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83]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8" calcext:value-type="float">
            <text:p>8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2"/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174" office:value-type="string" calcext:value-type="string">
            <text:p>Die erste Ankündigung von Jesu Tod und Aufersteh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85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86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5" calcext:value-type="float">
            <text:p>9.0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85" calcext:value-type="float">
            <text:p>9.2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/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174" office:value-type="string" calcext:value-type="string">
            <text:p>In Galiläa: Die zweite Ankündigung von Jesu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41" calcext:value-type="float">
            <text:p>9.4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2" calcext:value-type="float">
            <text:p>17.242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5" calcext:value-type="float">
            <text:p>9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5" calcext:value-type="float">
            <text:p>9.4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nung vor Verfühung zur Sün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32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60"/>
          <table:table-cell table:style-name="ce125" office:value-type="float" office:value="17.06" calcext:value-type="float">
            <text:p>17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echtweisung und Gebet in der Gemein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5" calcext:value-type="float">
            <text:p>1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Jesus in Sa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04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11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15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2"/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r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434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u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444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45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446]" office:value-type="float" office:value="21.43" calcext:value-type="float">
            <text:p>21.43</text:p>
          </table:table-cell>
          <table:table-cell table:style-name="ce132" office:value-type="float" office:value="21.43" calcext:value-type="float">
            <text:p>21.4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Weingärtnern (Vgl Jes 5 1: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48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095" calcext:value-type="float">
            <text:p>20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der Himmel ist gl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58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365" calcext:value-type="float">
            <text:p>23.3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375" calcext:value-type="float">
            <text:p>23.3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 office:value-type="float" office:value="24.03" calcext:value-type="float">
            <text:p>24.03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8" office:value-type="string" calcext:value-type="string">
            <text:p>Die Endzeitrede Jesu auf dem Ölberg, Intro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465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29" calcext:value-type="float">
            <text:p>24.29</text:p>
          </table:table-cell>
          <table:table-cell table:style-name="ce132"/>
          <table:table-cell table:style-name="ce142"/>
          <table:table-cell table:style-name="ce125" office:value-type="float" office:value="24.31" calcext:value-type="float">
            <text:p>24.31</text:p>
          </table:table-cell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/>
          <table:table-cell table:style-name="ce125" office:value-type="float" office:value="17.37" calcext:value-type="float">
            <text:p>17.3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Reich Gottes und die Wiederkunft des Menschensohn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ann komm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Wachsam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6" calcext:value-type="float">
            <text:p>13.336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7" calcext:value-type="float">
            <text:p>13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, wann Reich komm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5">
          <table:table-cell table:style-name="ce121"/>
          <table:table-cell table:style-name="ce122"/>
          <table:table-cell table:style-name="ce124" table:formula="of:=[.D474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9" calcext:value-type="float">
            <text:p>13.3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13.34" calcext:value-type="float">
            <text:p>13.3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78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43" calcext:value-type="float">
            <text:p>13.34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44" calcext:value-type="float">
            <text:p>13.34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2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3.345" calcext:value-type="float">
            <text:p>13.3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??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Plan der obersten Priester und Ältes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Salbung Jesu in Bethani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 office:value-type="float" office:value="22.06" calcext:value-type="float">
            <text:p>22.06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rat des Jud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2"/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2"/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60"/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letzte Passah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075" calcext:value-type="float">
            <text:p>22.07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4.22.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493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5" calcext:value-type="float">
            <text:p>22.1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6" calcext:value-type="float">
            <text:p>22.1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4" office:value-type="float" office:value="13.36" calcext:value-type="float">
            <text:p>13.36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Verleugnung durch Petrus/Das Gebet für Petr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ich bin bereit für Gefängnis und Tod <text:s/>// ich werde mich nicht är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395" calcext:value-type="float">
            <text:p>22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60"/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2"/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2"/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60"/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Ende des Jud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remia erfüllt: nahmen 30 Silberling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2"/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sig mit Galle (Mt.) / Wein mit Myrrhe (Mk 15:23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23.505" calcext:value-type="float">
            <text:p>23.5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7" calcext:value-type="float">
            <text:p>23.5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2"/>
          <table:table-cell table:style-name="ce142"/>
          <table:table-cell table:style-name="ce150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2"/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60"/>
          <table:table-cell table:style-name="ce125" office:value-type="float" office:value="24.12" calcext:value-type="float">
            <text:p>24.12</text:p>
          </table:table-cell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50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30" office:value-type="float" office:value="28.08" calcext:value-type="float">
            <text:p>28.080</text:p>
          </table:table-cell>
          <table:table-cell table:style-name="ce140"/>
          <table:table-cell table:style-name="ce146"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132"/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58" office:value-type="float" office:value="20.11" calcext:value-type="float">
            <text:p>20.11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47" office:value-type="float" office:value="20.11" calcext:value-type="float">
            <text:p>20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1" calcext:value-type="float">
            <text:p>28.110</text:p>
          </table:table-cell>
          <table:table-cell table:style-name="ce132"/>
          <table:table-cell table:style-name="ce142"/>
          <table:table-cell table:style-name="ce125" office:value-type="float" office:value="28.15" calcext:value-type="float">
            <text:p>28.15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techung der Kriegsknech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6" calcext:value-type="float">
            <text:p>28.160</text:p>
          </table:table-cell>
          <table:table-cell table:style-name="ce132"/>
          <table:table-cell table:style-name="ce142"/>
          <table:table-cell table:style-name="ce125" office:value-type="float" office:value="28.2" calcext:value-type="float">
            <text:p>28.20</text:p>
          </table:table-cell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132"/>
          <table:table-cell table:style-name="ce125" office:value-type="float" office:value="16.18" calcext:value-type="float">
            <text:p>16.18</text:p>
          </table:table-cell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 office:value-type="float" office:value="24.49" calcext:value-type="float">
            <text:p>24.49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trag an die Jüng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5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eilung der zehn Aussätzi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1" calcext:value-type="float">
            <text:p>22.21</text:p>
          </table:table-cell>
          <table:table-cell table:style-name="ce160"/>
          <table:table-cell table:style-name="ce125" office:value-type="float" office:value="22.23" calcext:value-type="float">
            <text:p>22.23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agt den Verrat vora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019">
          <table:table-cell table:number-columns-repeated="38"/>
        </table:table-row>
        <table:table-row table:style-name="ro6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554"/>
      </table:named-expressions>
      <table:database-ranges>
        <table:database-range table:name="SortierRange" table:target-range-address="Parallelstellen.C2:Parallelstellen.AM554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55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 number:title="User-defined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09:15:41.626893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6-22T12:19:35.918066136</dc:date>
    <meta:editing-duration>P3DT7H32M23S</meta:editing-duration>
    <meta:editing-cycles>551</meta:editing-cycles>
    <meta:generator>LibreOffice/6.3.5.2$Linux_X86_64 LibreOffice_project/30$Build-2</meta:generator>
    <meta:document-statistic meta:table-count="1" meta:cell-count="3597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